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top="0cm" fo:margin-bottom="0cm" fo:orphans="2" fo:widows="2"/>
    </style:style>
    <style:style style:name="P8" style:family="paragraph" style:parent-style-name="Text_20_body" style:list-style-name="L3">
      <style:paragraph-properties fo:margin-top="0cm" fo:margin-bottom="0cm" style:line-height-at-least="0.265cm" fo:orphans="2" fo:widows="2" fo:padding-left="0.132cm" fo:padding-right="0.132cm" fo:padding-top="0.079cm" fo:padding-bottom="0.079cm" fo:border-left="0.035cm solid #c6cbd1" fo:border-right="0.035cm solid #c6cbd1" fo:border-top="0.035cm solid #c6cbd1" fo:border-bottom="0.035cm solid #959da5"/>
    </style:style>
    <style:style style:name="P9" style:family="paragraph" style:parent-style-name="Text_20_body" style:list-style-name="L2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11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000000" style:font-name="Circe" fo:font-size="14pt" fo:letter-spacing="normal" fo:font-style="normal" fo:font-weight="bold"/>
    </style:style>
    <style:style style:name="T2" style:family="text">
      <style:text-properties fo:font-variant="normal" fo:text-transform="none" fo:color="#4a90e2" style:text-line-through-style="none" style:font-name="Circe" fo:font-size="14pt" fo:letter-spacing="norm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444d56" style:font-name="SFMono-Regular" fo:font-size="8.25pt" fo:letter-spacing="normal" fo:font-style="normal" fo:font-weight="normal" fo:background-color="#fafbf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Полезные статьи:</text:span></text:span></text:p>
      <text:list xml:id="list6934111874757907588" text:style-name="L1">
        <text:list-item>
          <text:p text:style-name="P4"><text:a xlink:type="simple" xlink:href="http://habrahabr.ru/post/143767/" office:target-frame-name="_blank" xlink:show="new" text:style-name="Internet_20_link" text:visited-style-name="Visited_20_Internet_20_Link"><text:span text:style-name="T2">Вся правда о Chrome (и не только) Web Inspector. Часть 1</text:span></text:a></text:p>
        </text:list-item>
        <text:list-item>
          <text:p text:style-name="P4"><text:a xlink:type="simple" xlink:href="http://habrahabr.ru/post/154667/" office:target-frame-name="_blank" xlink:show="new" text:style-name="Internet_20_link" text:visited-style-name="Visited_20_Internet_20_Link"><text:span text:style-name="T2">Готовим Sublime Text 2 для front-end</text:span></text:a></text:p>
        </text:list-item>
        <text:list-item>
          <text:p text:style-name="P4"><text:a xlink:type="simple" xlink:href="https://netbeans.org/kb/docs/webclient/html5-editing-css_ru.html?print=yes" office:target-frame-name="_blank" xlink:show="new" text:style-name="Internet_20_link" text:visited-style-name="Visited_20_Internet_20_Link"><text:span text:style-name="T2">Работа с таблицами стилей CSS в приложении HTML5</text:span></text:a></text:p>
        </text:list-item>
        <text:list-item>
          <text:p text:style-name="P4"><text:a xlink:type="simple" xlink:href="http://habrahabr.ru/post/136525/" office:target-frame-name="_blank" xlink:show="new" text:style-name="Internet_20_link" text:visited-style-name="Visited_20_Internet_20_Link"><text:span text:style-name="T2">LESS: программируемый язык стилей</text:span></text:a></text:p>
        </text:list-item>
      </text:list>
      <text:p text:style-name="P2"> </text:p>
      <text:p text:style-name="Standard"/>
      <text:p text:style-name="Standard">https://github.com/netology-code/html-homeworks/tree/master/css</text:p>
      <text:p text:style-name="Standard"/>
      <text:h text:style-name="P10" text:outline-level="1">Знакомство с CSS</text:h>
      <text:h text:style-name="P11" text:outline-level="2"><text:bookmark text:name="user-content-Описание-задания"/>Описание задания:</text:h>
      <text:list xml:id="list90841534195111239" text:style-name="L2">
        <text:list-item>
          <text:p text:style-name="P3"><text:span text:style-name="T3">Подключите файл, находящийся </text:span><text:a xlink:type="simple" xlink:href="https://netology-code.github.io/html-homeworks/css/resourses/normalize.css" text:style-name="Internet_20_link" text:visited-style-name="Visited_20_Internet_20_Link"><text:span text:style-name="T5">по ссылке</text:span></text:a><text:span text:style-name="T3">, с помощью тега </text:span><text:span text:style-name="Source_20_Text"><text:span text:style-name="T4">@import</text:span></text:span><text:span text:style-name="T3"> в окне для редактирования CSS;</text:span></text:p>
        </text:list-item>
        <text:list-item>
          <text:p text:style-name="P3"><text:span text:style-name="T3">Раскрасьте заголовок первого уровня «Знакомство с CSS» с помощью атрибута </text:span><text:span text:style-name="Source_20_Text"><text:span text:style-name="T4">style="background: #f2f2f2;"</text:span></text:span><text:span text:style-name="T3">;</text:span></text:p>
        </text:list-item>
        <text:list-item>
          <text:p text:style-name="P3"><text:span text:style-name="T3">Создайте тег </text:span><text:span text:style-name="Source_20_Text"><text:span text:style-name="T4">style</text:span></text:span><text:span text:style-name="T3"> в шапке сайта и измените цвет шрифта </text:span><text:span text:style-name="Source_20_Text"><text:span text:style-name="T4">.alter-paragraph {color: #999999}</text:span></text:span><text:span text:style-name="T3">;</text:span></text:p>
        </text:list-item>
        <text:list-item>
          <text:p text:style-name="P3"><text:span text:style-name="T3">Создайте три CSS-правила в теге </text:span><text:span text:style-name="Source_20_Text"><text:span text:style-name="T4">style</text:span></text:span><text:span text:style-name="T3">:</text:span></text:p>
          <text:list>
            <text:list-item>
              <text:p text:style-name="P3"><text:span text:style-name="T3">Для абзацев со свойством </text:span><text:span text:style-name="Source_20_Text"><text:span text:style-name="T4">color: #999999</text:span></text:span><text:span text:style-name="T3">;</text:span></text:p>
            </text:list-item>
            <text:list-item>
              <text:p text:style-name="P3"><text:span text:style-name="T3">Заголовков 2 уровня </text:span><text:span text:style-name="Source_20_Text"><text:span text:style-name="T4">font-style: italic</text:span></text:span><text:span text:style-name="T3">;</text:span></text:p>
            </text:list-item>
            <text:list-item>
              <text:p text:style-name="P3"><text:span text:style-name="T3">Заголовков 3 уровня </text:span><text:span text:style-name="Source_20_Text"><text:span text:style-name="T4">color: #0088CC</text:span></text:span><text:span text:style-name="T3">.</text:span></text:p>
            </text:list-item>
          </text:list>
        </text:list-item>
        <text:list-item>
          <text:p text:style-name="P3"><text:span text:style-name="T3">Добавьте в CSS стили для абзацев </text:span><text:span text:style-name="Source_20_Text"><text:span text:style-name="T4">margin: 0 15px</text:span></text:span><text:span text:style-name="T3">;</text:span></text:p>
        </text:list-item>
        <text:list-item>
          <text:p text:style-name="P3"><text:span text:style-name="T3">Добавьте в CSS для абзацев c классом </text:span><text:span text:style-name="Source_20_Text"><text:span text:style-name="T4">.cascade-paragraph</text:span></text:span><text:span text:style-name="T3"> стили </text:span><text:span text:style-name="Source_20_Text"><text:span text:style-name="T4">background: #99FF99</text:span></text:span><text:span text:style-name="T3">;</text:span></text:p>
        </text:list-item>
        <text:list-item>
          <text:p text:style-name="P9">Сделайте вложенный список третьего уровня красным только с помощью CSS без редактирования HTML;</text:p>
        </text:list-item>
        <text:list-item>
          <text:p text:style-name="P3"><text:span text:style-name="T3">Измените основной цвет шрифта на странице на </text:span><text:span text:style-name="Source_20_Text"><text:span text:style-name="T4">color: #404040</text:span></text:span><text:span text:style-name="T3">;</text:span></text:p>
        </text:list-item>
        <text:list-item>
          <text:p text:style-name="P3"><text:span text:style-name="T3">Измените цвет шрифта для ненумерованных списков на странице на </text:span><text:span text:style-name="Source_20_Text"><text:span text:style-name="T4">color: #000000</text:span></text:span><text:span text:style-name="T3">;</text:span></text:p>
        </text:list-item>
        <text:list-item>
          <text:p text:style-name="P9">Найдите в документации как можно сделать абзацы «как в классических книгах»:</text:p>
          <text:list>
            <text:list-item>
              <text:p text:style-name="P5">Первая буква больше остальных;</text:p>
            </text:list-item>
            <text:list-item>
              <text:p text:style-name="P5">Отступ первой строчки в абзаце от левого края больше чем у остальных строк в абзаце.</text:p>
            </text:list-item>
          </text:list>
        </text:list-item>
        <text:list-item>
          <text:p text:style-name="P3"><text:span text:style-name="T3">Сделайте у абзацев отступ первой строки 25px и первую букву </text:span><text:span text:style-name="Source_20_Text"><text:span text:style-name="T4">color: #f00</text:span></text:span><text:span text:style-name="T3"> и </text:span><text:span text:style-name="Source_20_Text"><text:span text:style-name="T4">font-size: 25px</text:span></text:span><text:span text:style-name="T3">.</text:span></text:p>
        </text:list-item>
      </text:list>
      <text:h text:style-name="P11" text:outline-level="2"><text:bookmark text:name="user-content-Процесс-реализации"/><text:soft-page-break/>Процесс реализации</text:h>
      <text:list xml:id="list1100032315201504743" text:style-name="L3">
        <text:list-item>
          <text:p text:style-name="P7"><text:span text:style-name="T3">Прочитайте инструкцию по работе с онлайн-редактором </text:span><text:a xlink:type="simple" xlink:href="https://netology-university.bitbucket.io/guides/wm/codepen-guide/" text:style-name="Internet_20_link" text:visited-style-name="Visited_20_Internet_20_Link"><text:span text:style-name="T5">Codepen</text:span></text:a><text:span text:style-name="T3">.</text:span></text:p>
        </text:list-item>
        <text:list-item>
          <text:p text:style-name="P7"><text:span text:style-name="T3">После регистрации перейдите по ссылке </text:span><text:a xlink:type="simple" xlink:href="https://codepen.io/Netology/pen/xPyyJJ?editors=1100" text:style-name="Internet_20_link" text:visited-style-name="Visited_20_Internet_20_Link"><text:span text:style-name="T5">https://codepen.io/Netology/pen/xPyyJJ</text:span></text:a><text:span text:style-name="T3">.</text:span></text:p>
        </text:list-item>
        <text:list-item>
          <text:p text:style-name="P8"><text:span text:style-name="T3">Нажмите кнопку </text:span><text:span text:style-name="User_20_Entry"><text:span text:style-name="T6">Fork</text:span></text:span><text:span text:style-name="T3">.</text:span></text:p>
        </text:list-item>
        <text:list-item>
          <text:p text:style-name="P6">Выполните домашнее задание.</text:p>
        </text:list-item>
        <text:list-item>
          <text:p text:style-name="P8"><text:span text:style-name="T3">Нажмите кнопку </text:span><text:span text:style-name="User_20_Entry"><text:span text:style-name="T6">Save</text:span></text:span><text:span text:style-name="T3">.</text:span></text:p>
        </text:list-item>
        <text:list-item>
          <text:p text:style-name="P6">Скопируйте адрес из адресной строки браузера.</text:p>
        </text:list-item>
        <text:list-item>
          <text:p text:style-name="P7"><text:span text:style-name="T3">В личном кабинете на сайте </text:span><text:a xlink:type="simple" xlink:href="https://netology.ru/" text:style-name="Internet_20_link" text:visited-style-name="Visited_20_Internet_20_Link"><text:span text:style-name="T5">Нетологии</text:span></text:a><text:span text:style-name="T3"> откройте страницу домашней работы и вставьте скопированную ссылку в поле «Комментарий к решению». </text:span><text:span text:style-name="Emphasis"><text:span text:style-name="T3">Никакие файлы загружать не нужно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User_20_Entry" style:display-name="User Entry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6S</meta:editing-duration>
    <meta:editing-cycles>4</meta:editing-cycles>
    <meta:generator>OpenOffice/4.1.3$Win32 OpenOffice.org_project/413m1$Build-9783</meta:generator>
    <dc:date>2017-12-03T16:43:42.93</dc:date>
    <meta:document-statistic meta:table-count="0" meta:image-count="0" meta:object-count="0" meta:page-count="2" meta:paragraph-count="33" meta:word-count="277" meta:character-count="1848"/>
    <meta:user-defined meta:name="Info 1"/>
    <meta:user-defined meta:name="Info 2"/>
    <meta:user-defined meta:name="Info 3"/>
    <meta:user-defined meta:name="Info 4"/>
  </office:meta>
</office:document-meta>
</file>